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fo:font-style="italic" style:font-size-asian="12pt" style:font-style-asian="italic" style:font-size-complex="12pt" style:font-style-complex="italic"/>
    </style:style>
    <style:style style:name="P5" style:family="paragraph" style:parent-style-name="Text_20_body">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ext_20_body">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ssionController</text:h>
      <text:h text:style-name="P2" text:outline-level="3">login</text:h>
      <text:p text:style-name="Standard">if the user is logged in it will return a view which states to the user that they are logged it</text:p>
      <text:p text:style-name="Standard">or potentially redirects the user to the main page</text:p>
      <text:p text:style-name="Standard"/>
      <text:h text:style-name="P2" text:outline-level="3">authenticate</text:h>
      <text:p text:style-name="Standard">this is a post controller action </text:p>
      <text:p text:style-name="Standard">this will take the email and password from the input field of the login action</text:p>
      <text:p text:style-name="Standard">This will pass it to the Authenticate Service to validate as a real user. Once Validated user will be stored in session using the Authenticate Service.</text:p>
      <text:p text:style-name="Standard"/>
      <text:h text:style-name="P2" text:outline-level="3">logout</text:h>
      <text:p text:style-name="Standard">this will end the user session</text:p>
      <text:p text:style-name="Standard">this calls the Authenticate Service to end the session</text:p>
      <text:p text:style-name="Standard"/>
      <text:p text:style-name="Standard"/>
      <text:h text:style-name="Heading_20_1" text:outline-level="1">UserController</text:h>
      <text:h text:style-name="P1" text:outline-level="2">create</text:h>
      <text:p text:style-name="P3">A GET action that will display a formfor creating a new user.</text:p>
      <text:p text:style-name="P5">Fields:</text:p>
      <text:p text:style-name="P3">email</text:p>
      <text:p text:style-name="P4">note:Required</text:p>
      <text:p text:style-name="P4">potentially use ajax to make sure that this email is available.</text:p>
      <text:p text:style-name="P4">Not already in the database</text:p>
      <text:p text:style-name="P3">password</text:p>
      <text:p text:style-name="P4">note: required, min 5 characters</text:p>
      <text:p text:style-name="P3">firstname</text:p>
      <text:p text:style-name="P4">note:required</text:p>
      <text:p text:style-name="P3">lastname</text:p>
      <text:h text:style-name="P1" text:outline-level="2">store</text:h>
      <text:p text:style-name="P3">A POST action that will receive the input from the create action.</text:p>
      <text:p text:style-name="P3">The form must container an email, firstname and lastname, and a password.</text:p>
      <text:p text:style-name="P3">The password must be minimum 5 characters and standard email format for the email.</text:p>
      <text:h text:style-name="Heading_20_2" text:outline-level="2"><text:soft-page-break/>show</text:h>
      <text:p text:style-name="Text_20_body">A GET action that will display all of the current settings that are editable in the user model. This will allow for the information to be updated via a form or if the client has javascript enabled it will be updated via ajax for a smooth experience. Both must be implemented.</text:p>
      <text:p text:style-name="Text_20_body"/>
      <text:p text:style-name="Text_20_body">Fields to be updatable:</text:p>
      <text:p text:style-name="Text_20_body">password</text:p>
      <text:p text:style-name="P6">note:please add other fields that need to be added. This can also provide means to delete account or deactivate account</text:p>
      <text:h text:style-name="Heading_20_2" text:outline-level="2">update</text:h>
      <text:p text:style-name="Text_20_body">This is a PUT action that will allow the edited information of the user to be updated. This action must be capable of updating one column in the table as well as modifying an entire row of columns. This will allow support for either a single ajax item or an entire form.</text:p>
      <text:p text:style-name="P6">Note:this can be split into two for easier use </text:p>
      <text:p text:style-name="P6">update and updateAjax</text:p>
      <text:p text:style-name="Text_20_body"/>
      <text:p text:style-name="Text_20_body">Validation for email is as required. Must match format</text:p>
      <text:p text:style-name="Text_20_body">any amount of characters</text:p>
      <text:p text:style-name="Text_20_body">must contain an @ symbol not at the beginning.</text:p>
      <text:p text:style-name="Text_20_body">Must contain a . (period) after the @ <text:s/>and must not be at the end.</text:p>
      <text:p text:style-name="Text_20_body"/>
      <text:p text:style-name="Text_20_body">Password must be min 5 characters</text:p>
      <text:h text:style-name="Heading_20_2" text:outline-level="2">delete</text:h>
      <text:p text:style-name="Text_20_body">This will be a This will be responsible for performing a soft delete on a user account. This will mark the account as inactive without deleting the data from the database</text:p>
      <text:h text:style-name="Heading_20_2" text:outline-level="2">destroy</text:h>
      <text:p text:style-name="Text_20_body">This will be responsible for deleting a user completely from all tables in the database. Where uid match the current us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0:02:29.59</meta:creation-date>
    <dc:date>2013-06-20T11:47:51.99</dc:date>
    <meta:editing-duration>PT28M59S</meta:editing-duration>
    <meta:editing-cycles>2</meta:editing-cycles>
    <meta:generator>OpenOffice.org/3.4.1$Win32 OpenOffice.org_project/341m1$Build-9593</meta:generator>
    <meta:document-statistic meta:table-count="0" meta:image-count="0" meta:object-count="0" meta:page-count="2" meta:paragraph-count="46" meta:word-count="416" meta:character-count="2322"/>
  </office:meta>
</office:document-meta>
</file>